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280EF984845975933C4.png" manifest:media-type="image/png"/>
  <manifest:file-entry manifest:full-path="Pictures/10000201000002640000026439572143D3C4B157.png" manifest:media-type="image/png"/>
  <manifest:file-entry manifest:full-path="Pictures/10000201000007F4000007F3D43327321EAF1468.png" manifest:media-type="image/png"/>
  <manifest:file-entry manifest:full-path="Pictures/100002010000049200000349D92B71BE80A250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9ad1f3" draw:fill-gradient-name="gradient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3pt"/>
    </style:style>
    <style:style style:name="P3" style:family="paragraph">
      <loext:graphic-properties draw:fill="none" draw:fill-color="#ffffff"/>
      <style:text-properties fo:font-size="13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4cm" svg:height="5.6cm" svg:x="11.2cm" svg:y="0.2cm">
          <draw:image xlink:href="Pictures/100002010000049200000349D92B71BE80A25054.png" xlink:type="simple" xlink:show="embed" xlink:actuate="onLoad" loext:mime-type="image/png">
            <text:p/>
          </draw:image>
        </draw:frame>
        <draw:frame draw:style-name="gr1" draw:text-style-name="P1" draw:layer="layout" svg:width="6.6cm" svg:height="5.6cm" svg:x="2.2cm" svg:y="4.3cm">
          <draw:image xlink:href="Pictures/10000201000007F4000007F3D43327321EAF1468.png" xlink:type="simple" xlink:show="embed" xlink:actuate="onLoad" loext:mime-type="image/png">
            <text:p/>
          </draw:image>
        </draw:frame>
        <draw:frame draw:style-name="gr1" draw:text-style-name="P1" draw:layer="layout" svg:width="6.2cm" svg:height="5.6cm" svg:x="19.2cm" svg:y="4.4cm">
          <draw:image xlink:href="Pictures/10000201000002640000026439572143D3C4B157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2cm" svg:x="23.6cm" svg:y="0.4cm">
          <draw:image xlink:href="Pictures/10000201000003FC00000280EF984845975933C4.png" xlink:type="simple" xlink:show="embed" xlink:actuate="onLoad" loext:mime-type="image/png">
            <text:p/>
          </draw:image>
        </draw:frame>
        <draw:frame draw:style-name="gr2" draw:text-style-name="P3" draw:layer="layout" svg:width="8.4cm" svg:height="1.787cm" svg:x="21.6cm" svg:y="3cm">
          <draw:text-box>
            <text:p text:style-name="P2">Government Certified Service Diagnostics Lab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729fc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6:03:24.352560192</meta:creation-date>
    <dc:date>2021-12-31T20:41:42.251992708</dc:date>
    <meta:editing-duration>P1DT11H40M33S</meta:editing-duration>
    <meta:editing-cycles>3</meta:editing-cycles>
    <meta:generator>LibreOffice/6.4.7.2$Linux_X86_64 LibreOffice_project/40$Build-2</meta:generator>
    <meta:document-statistic meta:object-count="28"/>
  </office:meta>
</office:document-meta>
</file>